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2" style:family="table-row">
      <style:table-row-properties style:min-row-height="0.706cm" fo:keep-together="auto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4" style:family="paragraph" style:parent-style-name="List_20_Paragraph">
      <style:paragraph-properties fo:margin-left="0cm" fo:margin-right="0cm" fo:line-height="150%" fo:text-indent="0cm" style:auto-text-indent="false"/>
    </style:style>
    <style:style style:name="P15" style:family="paragraph" style:parent-style-name="List_20_Paragraph">
      <style:paragraph-properties fo:margin-left="0cm" fo:margin-right="0cm" fo:line-height="100%" fo:text-indent="0cm" style:auto-text-indent="false"/>
    </style:style>
    <style:style style:name="P1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18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2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9pt" style:font-size-asian="9pt" style:font-name-complex="Arial2" style:font-size-complex="9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2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P23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Arial" fo:font-weight="bold" style:font-weight-asian="bold" style:font-name-complex="Arial2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ru" fo:country="RU" officeooo:rsid="00244b46" officeooo:paragraph-rsid="00244b46" style:font-size-asian="10pt" style:font-name-complex="Arial2" style:font-size-complex="10pt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ru" fo:country="RU" officeooo:rsid="00244b46" officeooo:paragraph-rsid="00244b46" style:font-size-asian="10pt" style:font-size-complex="10pt"/>
    </style:style>
    <style:style style:name="P26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244b46"/>
    </style:style>
    <style:style style:name="P27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language="smn" fo:country="FI" fo:font-weight="bold" officeooo:rsid="00244b46" style:font-weight-asian="bold" style:font-name-complex="Arial2"/>
    </style:style>
    <style:style style:name="T4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5" style:family="text">
      <style:text-properties style:font-name="Arial" fo:font-size="9pt" style:font-size-asian="9pt" style:font-name-complex="Arial2" style:font-size-complex="9pt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fo:language="ru" fo:country="RU" officeooo:rsid="001d8736" style:font-name-complex="Arial2"/>
    </style:style>
    <style:style style:name="T8" style:family="text">
      <style:text-properties style:font-name="Arial" fo:language="ru" fo:country="RU" officeooo:rsid="001ef46b" style:font-name-complex="Arial2"/>
    </style:style>
    <style:style style:name="T9" style:family="text">
      <style:text-properties style:font-name="Arial" fo:language="ru" fo:country="RU" fo:font-weight="bold" style:font-weight-asian="bold" style:font-name-complex="Arial2"/>
    </style:style>
    <style:style style:name="T10" style:family="text">
      <style:text-properties style:font-name="Arial" fo:language="ru" fo:country="RU" fo:font-weight="bold" officeooo:rsid="00244b46" style:font-weight-asian="bold" style:font-name-complex="Arial2"/>
    </style:style>
    <style:style style:name="T11" style:family="text">
      <style:text-properties fo:language="en" fo:country="US" style:font-name-complex="Arial2"/>
    </style:style>
    <style:style style:name="T12" style:family="text">
      <style:text-properties style:font-name-complex="Arial2"/>
    </style:style>
    <style:style style:name="T13" style:family="text">
      <style:text-properties fo:language="ru" fo:country="RU" officeooo:rsid="001db3dc"/>
    </style:style>
    <style:style style:name="T14" style:family="text">
      <style:text-properties officeooo:rsid="001d8736"/>
    </style:style>
    <style:style style:name="T15" style:family="text">
      <style:text-properties officeooo:rsid="001db3dc"/>
    </style:style>
    <style:style style:name="T16" style:family="text">
      <style:text-properties officeooo:rsid="00244b46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Заявка на получение ТМЦ № <text:s text:c="3"/><text:span text:style-name="T16">1901</text:span>/ОРТС <text:s/></text:p>
      <text:p text:style-name="P14"><text:span text:style-name="T1">По карте заказа № </text:span><text:span text:style-name="T9">____</text:span><text:span text:style-name="T10">OРТС.758.725.001</text:span><text:span text:style-name="T9">_________________</text:span></text:p>
      <text:p text:style-name="P26"><text:span text:style-name="T1">Для изготовления <text:s text:c="3"/></text:span><text:span text:style-name="T10">OРТС.758.725.001</text:span><text:span text:style-name="T1"> <text:s text:c="5"/>_______</text:span></text:p>
      <text:p text:style-name="P17"><text:s text:c="83"/>Наименование СЧ (ФИ) / децимальный номер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Наименование ПКИ, СЧ (для СЧ указать децимальный номер)</text:p>
          </table:table-cell>
          <table:table-cell table:style-name="Table1.A1" office:value-type="string">
            <text:p text:style-name="P7">Количество в одном изделии / общее количество для партии</text:p>
          </table:table-cell>
          <table:table-cell table:style-name="Table1.A1" office:value-type="string">
            <text:p text:style-name="P7">Примечание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24">Микросхема <text:s/>КР1006ВИ1</text:p>
          </table:table-cell>
          <table:table-cell table:style-name="Table1.A1" office:value-type="string">
            <text:p text:style-name="P25"><text:bookmark-start text:name="_GoBack"/><text:span text:style-name="T12">2</text:span><text:bookmark-end text:name="_GoBack"/><text:span text:style-name="T12">/</text:span><text:span text:style-name="T11">2</text:span></text:p>
          </table:table-cell>
          <table:table-cell table:style-name="Table1.D5" table:number-rows-spanned="4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21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4" office:value-type="string">
            <text:p text:style-name="P1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5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6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D6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7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7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8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8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9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2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3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3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4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4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5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5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6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7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7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8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8" office:value-type="string">
            <text:p text:style-name="P3"/>
          </table:table-cell>
        </table:table-row>
      </table:table>
      <text:p text:style-name="P2"/>
      <text:p text:style-name="P2"/>
      <text:p text:style-name="P2">Заявку составил </text:p>
      <text:p text:style-name="P2"/>
      <text:p text:style-name="P2"><text:span text:style-name="T15">И.О. </text:span>Начальник<text:span text:style-name="T13">а</text:span> <text:span text:style-name="T14">управления развития</text:span> <text:s text:c="37"/>Кр<text:span text:style-name="T14">ысин Ю.Д.</text:span> </text:p>
      <text:p text:style-name="P5"/>
      <text:p text:style-name="P18"/>
      <text:p text:style-name="P15"><text:span text:style-name="T6">Дата <text:s/></text:span><text:span text:style-name="T6"><text:date style:data-style-name="N37" text:date-value="2019-01-22T17:22:02.853999794" text:fixed="true">22.01.19</text:date></text:span></text:p>
      <text:p text:style-name="P19"/>
      <text:p text:style-name="P19"/>
      <text:p text:style-name="P22"><text:span text:style-name="T4">*</text:span><text:span text:style-name="T5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0"><text:tab/></text:p>
      <text:p text:style-name="P16"><text:span text:style-name="T5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4">По приложенной спецификации</text:span><text:span text:style-name="T5">». Документы скрепить степлером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3</meta:editing-cycles>
    <meta:creation-date>2018-11-19T08:57:00</meta:creation-date>
    <dc:date>2019-01-22T17:27:22.042000000</dc:date>
    <meta:editing-duration>PT2H51M49S</meta:editing-duration>
    <meta:generator>LibreOffice/6.0.1.1$Windows_X86_64 LibreOffice_project/60bfb1526849283ce2491346ed2aa51c465abfe6</meta:generator>
    <meta:document-statistic meta:table-count="1" meta:image-count="0" meta:object-count="0" meta:page-count="1" meta:paragraph-count="16" meta:word-count="117" meta:character-count="974" meta:non-whitespace-character-count="732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